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EGUNDA UNIDAD LEGISLACIÓN----------------------------------------------------------------------------------------</text:p>
      <text:p text:style-name="Normal"/>
      <text:p text:style-name="Normal">Derecho Constitucional Guatemalteco<text:s/></text:p>
      <text:p text:style-name="Normal">Estudia las instituciones las instituciones que garantizan el respeto a los derechos humanos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2-17T16:15:00Z</meta:creation-date>
    <dc:date>2023-02-17T20:28:00Z</dc:date>
    <meta:template xlink:href="Normal" xlink:type="simple"/>
    <meta:editing-cycles>2</meta:editing-cycles>
    <meta:editing-duration>PT15180S</meta:editing-duration>
    <meta:document-statistic meta:page-count="1" meta:paragraph-count="1" meta:word-count="38" meta:character-count="249" meta:row-count="1" meta:non-whitespace-character-count="212"/>
  </office:meta>
</office:document-meta>
</file>